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dcdf"/>
    </style:style>
    <style:style style:name="P2" style:family="paragraph" style:parent-style-name="Standard">
      <style:paragraph-properties fo:text-align="start" style:justify-single-word="false"/>
      <style:text-properties officeooo:paragraph-rsid="0019dcdf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9dcd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dcdf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9dcdf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9dcdf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9dcdf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officeooo:rsid="001ec059" officeooo:paragraph-rsid="001ec05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4352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dcdf"/>
    </style:style>
    <style:style style:name="T5" style:family="text">
      <style:text-properties style:text-position="0% 100%" officeooo:rsid="001b1311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officeooo:rsid="0019dc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8435520129121473575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437662120892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3">. <text:s/>How fast is the car traveling after </text:span><text:span text:style-name="T4">6</text:span><text:span text:style-name="T3">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438323659504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<text:span text:style-name="T8">10</text:span>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438014706102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</text:span><text:span text:style-name="T4">4</text:span><text:span text:style-name="T3">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438728331880" text:continue-numbering="true" text:style-name="L1">
        <text:list-item>
          <text:p text:style-name="P5">A car is driving on Lee Trevino at 20 m/s when the driver sees a red light. <text:s/>The driver slows the car to a stop over the next <text:span text:style-name="T8">9</text:span>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437771248260" text:continue-numbering="true" text:style-name="L1">
        <text:list-item>
          <text:p text:style-name="P5"><text:soft-page-break/>Lauren is walking at <text:span text:style-name="T8">3</text:span>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438517103210" text:continue-numbering="true" text:style-name="L1">
        <text:list-item>
          <text:p text:style-name="P5">A plane is traveling 2<text:span text:style-name="T8">0</text:span>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438738231946" text:continue-numbering="true" text:style-name="L1">
        <text:list-item>
          <text:p text:style-name="P5">Elijah is driving a car with a top acceleration of 1<text:span text:style-name="T8">1</text:span>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1438949816012" text:continue-numbering="true" text:style-name="L1">
        <text:list-item>
          <text:p text:style-name="P6"><text:span text:style-name="T3">Celina is marching forward at a speed of </text:span><text:span text:style-name="T4">2</text:span><text:span text:style-name="T3"> m/s when she starts to march backward at a speed of </text:span><text:span text:style-name="T5">2</text:span><text:span text:style-name="T3"> m/s. <text:s/>If she accelerates at 12 m/s</text:span><text:span text:style-name="T1">2</text:span><text:span text:style-name="T3">, how much time will the change take?</text:span></text:p>
        </text:list-item>
      </text:list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list xml:id="list71437142825550" text:continue-numbering="true" text:style-name="L1">
        <text:list-item>
          <text:p text:style-name="P8"><text:span text:style-name="T3">A car is advertised to go from “0 to 60 mph </text:span><text:span text:style-name="T6">[26.822 m/s]</text:span><text:span text:style-name="T7"> in 4.3 seconds.” <text:s/>What is the acceleration of the car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9-20T07:14:36.834338041" text:date-adjust="PT24H00M00S">09/21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2.437996378</meta:creation-date>
    <meta:editing-duration>PT3M11S</meta:editing-duration>
    <meta:editing-cycles>8</meta:editing-cycles>
    <meta:generator>LibreOffice/4.3.7.2$Linux_X86_64 LibreOffice_project/430$Build-2</meta:generator>
    <meta:initial-creator>Jonas Williamson</meta:initial-creator>
    <dc:date>2016-09-20T07:14:36.746853767</dc:date>
    <meta:document-statistic meta:table-count="0" meta:image-count="2" meta:object-count="0" meta:page-count="2" meta:paragraph-count="13" meta:word-count="349" meta:character-count="1789" meta:non-whitespace-character-count="1413"/>
  </office:meta>
</office:document-meta>
</file>